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8a25b" officeooo:paragraph-rsid="0008a25b"/>
    </style:style>
    <style:style style:name="P2" style:family="paragraph" style:parent-style-name="Standard">
      <style:text-properties officeooo:paragraph-rsid="0009951d"/>
    </style:style>
    <style:style style:name="P3" style:family="paragraph" style:parent-style-name="Standard">
      <style:text-properties officeooo:rsid="0009951d" officeooo:paragraph-rsid="000995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X-10: Protocolo de domótica que utiliza señales eléctricas para controlar dispositivos en el hogar.</text:p>
      <text:p text:style-name="Standard"><text:s text:c="2"/></text:p>
      <text:p text:style-name="Standard">- X2D: Similar a X-10, es un protocolo de comunicación para sistemas domóticos y de automatización.</text:p>
      <text:p text:style-name="Standard"/>
      <text:p text:style-name="Standard">- LonTalk: Utilizado en sistemas de control y automatización, es un protocolo de red diseñado para dispositivos de diferentes fabricantes.</text:p>
      <text:p text:style-name="Standard"/>
      <text:p text:style-name="Standard">- KNX TP (Twisted Pair):* Utiliza cableado trenzado para conectar dispositivos en sistemas de control de edificios.</text:p>
      <text:p text:style-name="Standard"/>
      <text:p text:style-name="Standard">- KNX IP: Extensión de KNX que permite la comunicación a través de redes IP, facilitando la integración con sistemas informáticos.</text:p>
      <text:p text:style-name="Standard"/>
      <text:p text:style-name="Standard">- KNX RF (Radio Frequency):* Utiliza tecnología inalámbrica para la comunicación en sistemas KNX, ideal para instalaciones donde el cableado es difícil.</text:p>
      <text:p text:style-name="Standard"/>
      <text:p text:style-name="Standard">- KNX PL (Powerline):* Emplea la red eléctrica para la transmisión de datos en sistemas KNX.</text:p>
      <text:p text:style-name="Standard"/>
      <text:p text:style-name="Standard">- KNX IoT: Integración de KNX con el Internet de las cosas, permitiendo la conexión de dispositivos KNX a la red global.</text:p>
      <text:p text:style-name="Standard"/>
      <text:p text:style-name="Standard">- KNXnet/ip: Facilita la conexión de sistemas KNX a redes IP, extendiendo las posibilidades de control y monitorización.</text:p>
      <text:p text:style-name="Standard"/>
      <text:p text:style-name="Standard"/>
      <text:p text:style-name="P1">Segunda columna</text:p>
      <text:p text:style-name="Standard"/>
      <text:p text:style-name="Standard">- KNX Secure: Es una extensión del estándar KNX para sistemas de control de edificios que agrega medidas de seguridad para proteger la comunicación entre dispositivos KNX.</text:p>
      <text:p text:style-name="Standard"/>
      <text:p text:style-name="Standard">- KNX Data Secure: Similar a KNX Secure, se centra en la seguridad de datos en sistemas KNX, garantizando la integridad y autenticidad de la información transmitida.</text:p>
      <text:p text:style-name="Standard"/>
      <text:p text:style-name="Standard">- Modbus: Un protocolo de comunicación utilizado en sistemas de automatización industrial para la transmisión de datos entre dispositivos electrónicos.</text:p>
      <text:p text:style-name="Standard"/>
      <text:p text:style-name="Standard">- BACnet: Utilizado en sistemas de automatización de edificios, BACnet facilita la comunicación entre dispositivos de diferentes fabricantes para el control de sistemas como HVAC, iluminación y seguridad.</text:p>
      <text:p text:style-name="Standard"/>
      <text:p text:style-name="Standard">- EtherCAT: Un protocolo de comunicación en tiempo real para la automatización industrial que permite una transmisión de datos rápida y eficiente a través de Ethernet.</text:p>
      <text:p text:style-name="Standard"/>
      <text:p text:style-name="Standard">- Zigbee: Un protocolo de comunicación inalámbrica diseñado para dispositivos de bajo consumo energético en redes de área personal, comúnmente utilizado en aplicaciones domóticas.</text:p>
      <text:p text:style-name="Standard"/>
      <text:p text:style-name="Standard">- Z-wave: Otra tecnología inalámbrica para automatización del hogar, centrada en dispositivos de bajo consumo y control remoto de electrodomésticos.</text:p>
      <text:p text:style-name="Standard"/>
      <text:p text:style-name="P2">- LonWorks: Un estándar de redes de control que permite la comunicación entre dispositivos</text:p>
      <text:p text:style-name="P2">electrónicos en sistemas de automatización.</text:p>
      <text:p text:style-name="P3"><text:soft-page-break/>Tercera columna</text:p>
      <text:p text:style-name="Standard"/>
      <text:p text:style-name="Standard">- WiFi: Protocolo de red inalámbrica que permite la conexión a internet y la comunicación entre dispositivos mediante ondas de radio.</text:p>
      <text:p text:style-name="Standard"/>
      <text:p text:style-name="Standard">- Bluetooth: Protocolo inalámbrico para la transmisión de datos a corta distancia entre dispositivos, comúnmente utilizado para auriculares, altavoces y transferencia de archivos.</text:p>
      <text:p text:style-name="Standard"/>
      <text:p text:style-name="Standard">- Thread: Protocolo de red inalámbrica diseñado para la comunicación entre dispositivos en el hogar inteligente, enfocado en la eficiencia energética y la conectividad robusta.</text:p>
      <text:p text:style-name="Standard"/>
      <text:p text:style-name="Standard">- Insteon: Tecnología de red para el hogar inteligente que combina señales eléctricas y de radiofrecuencia para el control de dispositivos, como luces y termostatos.</text:p>
      <text:p text:style-name="Standard"/>
      <text:p text:style-name="Standard">- LoRa: Protocolo de comunicación de largo alcance (Low Range) que utiliza radiofrecuencia para la transmisión de datos a distancias más extensas, siendo adecuado para aplicaciones de Internet de las cosas (IoT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12:16:31.469346647</meta:creation-date>
    <dc:date>2023-11-14T13:09:48.372404798</dc:date>
    <meta:editing-duration>PT53M17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2" meta:paragraph-count="26" meta:word-count="487" meta:character-count="3280" meta:non-whitespace-character-count="2816"/>
  </office:meta>
</office:document-meta>
</file>